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ableCacheResolverFactory.getCacheResolver( CacheMethodDetails &lt; ? extends Annotation &gt; cacheMethodDetail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ableCacheResolverFactory.getExceptionCacheResolver( CacheMethodDetails &lt; CacheResult &gt; cacheMethodDetail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